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b46" officeooo:paragraph-rsid="0009bb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.</text:p>
      <text:p text:style-name="P1"><text:tab/>На лекции был описан алгоритм Дейкстры, позволяющий узнать, какое минимальное расстояние придется пройти, чтобы достичь вершины на графе. Однако в данной реализации не находится сам путь от начальной вершины до итоговой. </text:p>
      <text:p text:style-name="P1"><text:tab/>Ваша задача — модифицировать алгоритм так, чтобы получить минимальный путь (последовательность вершин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3:49:39.645220567</meta:creation-date>
    <dc:date>2017-03-26T23:52:56.256450438</dc:date>
    <meta:editing-duration>PT3M16S</meta:editing-duration>
    <meta:editing-cycles>1</meta:editing-cycles>
    <meta:document-statistic meta:table-count="0" meta:image-count="0" meta:object-count="0" meta:page-count="1" meta:paragraph-count="3" meta:word-count="43" meta:character-count="334" meta:non-whitespace-character-count="290"/>
    <meta:generator>LibreOffice/5.1.6.2$Linux_X86_64 LibreOffice_project/10m0$Build-2</meta:generator>
  </office:meta>
</office:document-meta>
</file>